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1cm" fo:margin-left="0cm" table:align="left" fo:keep-with-next="always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0.913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cm" fo:border-left="none" fo:border-right="none" fo:border-top="0.05pt solid #000000" fo:border-bottom="none"/>
    </style:style>
    <style:style style:name="Table2.A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16c032c"/>
    </style:style>
    <style:style style:name="T27" style:family="text">
      <style:text-properties officeooo:rsid="00245a79"/>
    </style:style>
    <style:style style:name="T28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7"><text:span text:style-name="T24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27"/>
            </table:table-cell>
            <table:table-cell table:style-name="Table1.A1" office:value-type="string">
              <text:p text:style-name="P24"><text:span text:style-name="T25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4">:</text:span><text:span text:style-name="T27"> </text:span><text:span text:style-name="T17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6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E2" office:value-type="string">
            <text:p text:style-name="P64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0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1"><text:text-input text:description="&lt;formatLang(o.lcy_amount_tax, digits=2) or ''&gt;">tax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6:06.543115322</dc:date>
    <meta:editing-duration>P2DT16H50M30S</meta:editing-duration>
    <meta:editing-cycles>367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464" meta:character-count="1606" meta:non-whitespace-character-count="1505"/>
  </office:meta>
</office:document-meta>
</file>